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00ff"/>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1" style:family="paragraph" style:parent-style-name="Text_20_body">
      <style:paragraph-properties fo:margin-left="0cm" fo:margin-right="0cm" fo:text-align="end" style:justify-single-word="false" fo:text-indent="0.499cm" style:auto-text-indent="false"/>
    </style:style>
    <style:style style:name="P92"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5"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3"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Text_20_body">
      <style:text-properties fo:language="ru" fo:country="RU"/>
    </style:style>
    <style:style style:name="P130"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1" style:family="paragraph" style:parent-style-name="Text_20_body">
      <style:paragraph-properties fo:text-align="center" style:justify-single-word="false"/>
    </style:style>
    <style:style style:name="P132" style:family="paragraph" style:parent-style-name="First_20_line_20_indent">
      <style:text-properties fo:language="ru" fo:country="RU"/>
    </style:style>
    <style:style style:name="P133" style:family="paragraph" style:parent-style-name="First_20_line_20_indent">
      <style:paragraph-properties fo:text-align="justify" style:justify-single-word="false"/>
      <style:text-properties fo:language="ru" fo:country="RU"/>
    </style:style>
    <style:style style:name="P134" style:family="paragraph" style:parent-style-name="First_20_line_20_indent">
      <style:text-properties fo:font-size="15pt" fo:language="ru" fo:country="RU" style:font-size-asian="15pt" style:font-size-complex="15pt"/>
    </style:style>
    <style:style style:name="P135" style:family="paragraph" style:parent-style-name="First_20_line_20_indent">
      <style:text-properties fo:font-size="12pt" fo:language="ru" fo:country="RU" style:font-size-asian="12pt" style:font-size-complex="12pt"/>
    </style:style>
    <style:style style:name="P136" style:family="paragraph" style:parent-style-name="First_20_line_20_indent">
      <style:text-properties fo:language="en" fo:country="US"/>
    </style:style>
    <style:style style:name="P137" style:family="paragraph" style:parent-style-name="First_20_line_20_indent">
      <style:paragraph-properties fo:text-align="justify" style:justify-single-word="false"/>
      <style:text-properties fo:language="en" fo:country="US"/>
    </style:style>
    <style:style style:name="P138" style:family="paragraph" style:parent-style-name="First_20_line_20_indent">
      <style:paragraph-properties fo:text-align="justify" style:justify-single-word="false"/>
    </style:style>
    <style:style style:name="P139" style:family="paragraph" style:parent-style-name="Text_20_body">
      <style:paragraph-properties fo:margin-left="0cm" fo:margin-right="0cm" fo:text-align="center" style:justify-single-word="false" fo:text-indent="0cm" style:auto-text-indent="false"/>
    </style:style>
    <style:style style:name="P14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2" style:family="paragraph" style:parent-style-name="Text_20_body">
      <style:paragraph-properties fo:margin-left="0cm" fo:margin-right="0cm" fo:text-align="justify" style:justify-single-word="false" fo:text-indent="0cm" style:auto-text-indent="false"/>
    </style:style>
    <style:style style:name="P143" style:family="paragraph" style:parent-style-name="Footnote">
      <style:text-properties fo:language="en" fo:country="US"/>
    </style:style>
    <style:style style:name="P144" style:family="paragraph" style:parent-style-name="Footnote">
      <style:text-properties fo:language="ru" fo:country="RU"/>
    </style:style>
    <style:style style:name="P145" style:family="paragraph" style:parent-style-name="Footnote">
      <style:text-properties style:use-window-font-color="true" fo:language="ru" fo:country="RU"/>
    </style:style>
    <style:style style:name="P146" style:family="paragraph" style:parent-style-name="Footnote">
      <style:text-properties fo:font-style="normal" style:font-style-asian="normal" style:font-style-complex="normal"/>
    </style:style>
    <style:style style:name="P147" style:family="paragraph" style:parent-style-name="Text_20_body">
      <style:paragraph-properties loext:contextual-spacing="false" fo:margin-top="0cm" fo:margin-bottom="0.212cm" fo:text-align="justify" style:justify-single-word="false"/>
      <style:text-properties fo:language="en" fo:country="US"/>
    </style:style>
    <style:style style:name="P148"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9" style:family="paragraph" style:parent-style-name="Standard">
      <style:text-properties fo:font-style="italic" style:font-style-asian="italic" style:font-style-complex="italic"/>
    </style:style>
    <style:style style:name="P150" style:family="paragraph" style:parent-style-name="Heading_20_1">
      <style:paragraph-properties fo:margin-left="0cm" fo:margin-right="0cm" fo:text-align="center" style:justify-single-word="false" fo:text-indent="0.499cm" style:auto-text-indent="false"/>
    </style:style>
    <style:style style:name="P151" style:family="paragraph" style:parent-style-name="Heading_20_2">
      <style:text-properties fo:language="en" fo:country="US"/>
    </style:style>
    <style:style style:name="P152" style:family="paragraph" style:parent-style-name="Heading_20_2">
      <style:paragraph-properties fo:text-align="justify" style:justify-single-word="false"/>
    </style:style>
    <style:style style:name="P153" style:family="paragraph" style:parent-style-name="Heading_20_3">
      <style:text-properties fo:language="ru" fo:country="RU"/>
    </style:style>
    <style:style style:name="P154"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0" text:outline-level="1">Последний фанфик</text:h>
      <text:p text:style-name="P53"/>
      <text:h text:style-name="P151"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3">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3">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3">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80"><text:span text:style-name="T11">– Нэш, к</text:span>ак называется наш проект?</text:p>
      <text:p text:style-name="P78"><text:span text:style-name="T8">– </text:span><text:span text:style-name="T58">Дайсон.</text:span></text:p>
      <text:p text:style-name="P78"><text:span text:style-name="T8">– </text:span><text:span text:style-name="T58">Сколько тебе лет?</text:span></text:p>
      <text:p text:style-name="P78"><text:span text:style-name="T8">– </text:span><text:span text:style-name="T58">Два года с начала запуска кластера.</text:span></text:p>
      <text:p text:style-name="P78"><text:span text:style-name="T8">– </text:span><text:span text:style-name="T58">Какой сейчас год?</text:span></text:p>
      <text:p text:style-name="P78"><text:span text:style-name="T8">– </text:span><text:span text:style-name="T48">20</text:span><text:span text:style-name="T34">19</text:span><text:span text:style-name="T58">-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80"><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8"><text:span text:style-name="T8">– Нэш</text:span><text:span text:style-name="T58">,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8">Бип-бип-бип.</text:p>
      <text:p text:style-name="P108"/>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9">***</text:p>
      <text:p text:style-name="P139"/>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3">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4">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9"/>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9"/>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3">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1" text:outline-level="2">2. Пробуждение</text:h>
      <text:p text:style-name="P29"/>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4">Спи, Сестра моя родная,<text:line-break/>Спи. Усни.<text:line-break/>Крыльями тебя укрою,<text:line-break/>Спи. Усни.</text:p><text:p text:style-name="P144"><text:tab/>В чаще тёмной волки воют,<text:line-break/>Спи. Усни.</text:p><text:p text:style-name="P144"><text:tab/>В мрачном замке духи ноют,<text:line-break/>Спи. Усни.</text:p><text:p text:style-name="P144"><text:tab/>Сказки вечность нам читает,<text:line-break/>Спи. Усни.<text:line-break/>День осенний угасает,<text:line-break/>Спи. Усни.<text:line-break/>Помни только в сне глубоком,</text:p><text:p text:style-name="P144"><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1" text:outline-level="2">3. Норф</text:h>
      <text:p text:style-name="P81"/>
      <text:p text:style-name="P21">Глава IV. Пределы магии</text:p>
      <text:p text:style-name="P18"/>
      <text:p text:style-name="P21">Вашему покорному слуге известны четыре предела магии: </text:p>
      <text:p text:style-name="P21"/>
      <text:list xml:id="list3784596892621716147" text:style-name="L1">
        <text:list-item>
          <text:p text:style-name="P15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4">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4">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4">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3">– <text:span text:style-name="T1">Восемь, учитель!</text:span></text:p><text:p text:style-name="P143">–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9"/>
      <text:p text:style-name="P79">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9">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9">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9"/>
      <text:p text:style-name="P79">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9">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9">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9">Так, что тут у нас?</text:p>
      <text:p text:style-name="P79"/>
      <text:p text:style-name="P79">“<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9"/>
      <text:p text:style-name="P79">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9">Газета полетела в мусорное ведро.</text:p>
      <text:p text:style-name="P79"/>
      <text:p text:style-name="P79">Я потянулся. Хватит на сегодня чтения. Настало время ежедневной прогулки по городу. Тем более, что у меня есть деньги.</text:p>
      <text:p text:style-name="P79">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9">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9"><text:soft-page-break/>Так что даже на ремонт одежды и покупку необходимых в повседневной жизни мелочей у меня финансов не было. До недавнего времени.</text:p>
      <text:p text:style-name="P79">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9"/>
      <text:p text:style-name="P79">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9"><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9"><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8"><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text:soft-page-break/></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8"/>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5">–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text:soft-page-break/>–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text:soft-page-break/>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6">и-и-и</text:span>-<text:span text:style-name="T77">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text:soft-page-break/></text:p>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5">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text:soft-page-break/></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text:soft-page-break/></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1"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text:soft-page-break/>–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text:soft-page-break/>–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text:soft-page-break/>–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text:soft-page-break/>–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text:soft-page-break/>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text:soft-page-break/></text:p>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text:soft-page-break/>–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text:soft-page-break/>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1" text:outline-level="2"><text:soft-page-break/>8. Стыд</text:h>
      <text:p text:style-name="P140"/>
      <text:p text:style-name="P59">~~~ Завтра на семь в библиотеке. Селестия ~~~</text:p>
      <text:p text:style-name="P59"/>
      <text:p text:style-name="P48">–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text:soft-page-break/>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text:soft-page-break/>–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text:soft-page-break/>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text:soft-page-break/>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text:soft-page-break/>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text:soft-page-break/>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text:soft-page-break/></text:p>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33"/>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2"/>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oft-page-break/><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5"/>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oft-page-break/><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text:soft-page-break/>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5">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5"/>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5"/>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text:soft-page-break/>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text:soft-page-break/>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text:soft-page-break/>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text:soft-page-break/>–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oft-page-break/><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5">…</text:p>
      <text:p text:style-name="P35"/>
      <text:p text:style-name="P35">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5"/>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5">– А что, мой друг, э-э-э…</text:p>
      <text:p text:style-name="P15"><text:soft-page-break/>– Калрус. Калрус Клодвэй. Не могу вспомнить день, когда мы подружились, – подчёркнуто вежливо ответил пегас.</text:p>
      <text:p text:style-name="P15">–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5">Я подмигнул пегасу.</text:p>
      <text:p text:style-name="P15"/>
      <text:p text:style-name="P15">Мужик мужика поймёт, Анон!</text:p>
      <text:p text:style-name="P15"/>
      <text:p text:style-name="P15">– О-о-о, вам повезло! – оживился пегас. – Я как раз знаю о таком местечке!</text:p>
      <text:p text:style-name="P15">Пегас вернул мне подмигивание.</text:p>
      <text:p text:style-name="P15">– Несомненно, вам будет там интересно! Там много двуногих… самок.</text:p>
      <text:p text:style-name="P15">Пегас причмокнул и завёл глаза.</text:p>
      <text:p text:style-name="P15"/>
      <text:p text:style-name="P15">Ты всегда знал, что мужская солидарность не подведёт, Анон! Надо выставить этому парню пиво.</text:p>
      <text:p text:style-name="P15"/>
      <text:p text:style-name="P15">–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text:soft-page-break/></text:p>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text:p text:style-name="P35">– Рада тебя видеть, Анон, – знакомый силуэт на балконе повернулся в мою сторону.</text:p>
      <text:p text:style-name="P35">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5"/>
      <text:p text:style-name="P35">Думай о математике, Анон! Думай. О. Математике! Умножай дроби в столбик!</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8">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5"><text:soft-page-break/>–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48"/>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5">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text:soft-page-break/>Огонь в камине разгорелся. <text:span text:style-name="T11">Селестия поставила чайник на кованную решётку, подошла к кухонной полке и задумалась.</text:span></text:p>
      <text:p text:style-name="P35"/>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5"><text:span text:style-name="T1">–</text:span> Спасибо, Селестия. Пожалуй, буду “кантерлотский королевский”.</text:p>
      <text:p text:style-name="P35"/>
      <text:p text:style-name="P48">Аликорница зыркнула на меня, недовольно сморщив нос.</text:p>
      <text:p text:style-name="P35"><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5"/>
      <text:p text:style-name="P35">Селестия открыла шкафчик. Потянув зубами золотой шнурок, она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5"/>
      <text:p text:style-name="P35"><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5"/>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
      <text:p text:style-name="P35"><text:soft-page-break/><text:span text:style-name="T1">–</text:span> Я не против. Я, как раз, за. Хотя мне непривычно, что приглашение передал стражник. Раньше ты сама приходила в библиотеку.</text:p>
      <text:p text:style-name="P35"/>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
      <text:p text:style-name="P35">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йца! Анон, тебя пригласили на свидание!</text:p>
      <text:p text:style-name="P35">Я чувствовал, как краска заливает лицо. Уши стали горячими, как угли в камине.</text:p>
      <text:p text:style-name="P48"/>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5"/>
      <text:p text:style-name="P35">Мне казалось, верх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5"/>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5">Мне печалиться не стоит</text:p><text:p text:style-name="P145">Жизнь прекрасна и полна</text:p><text:p text:style-name="P145">Телом молода, душою —</text:p><text:p text:style-name="P145">Как дракон морской мудра</text:p><text:p text:style-name="P145"/><text:p text:style-name="P145">Я видала взлёт империй,</text:p><text:p text:style-name="P145">Я жила среди легенд,</text:p><text:p text:style-name="P145">Древней магии мистерий</text:p><text:p text:style-name="P145">Я прилежнейший студент</text:p><text:p text:style-name="P145"/><text:p text:style-name="P145">Обожаема народом,</text:p><text:p text:style-name="P145">Уважаема врагом —</text:p><text:p text:style-name="P145">Но друзья остались в прошлом,</text:p><text:p text:style-name="P145">Пустота пришла в мой дом</text:p><text:p text:style-name="P145"/><text:p text:style-name="P145">Одинока и печальна,</text:p><text:p text:style-name="P145">Недоступна и строга,</text:p><text:p text:style-name="P145">Потеряла изначальный</text:p><text:p text:style-name="P145">Смысл жизни навсегда</text:p><text:p text:style-name="P145"/><text:p text:style-name="P145">Жизнь моя теперь публична,</text:p><text:p text:style-name="P145">Жизнь моя теперь для всех,</text:p><text:p text:style-name="P145">В этом — горе, в этом — счастье,</text:p><text:p text:style-name="P145">В этом плач и в этом смех.</text:p></text:note-body></text:note>.</text:p>
      <text:p text:style-name="P35"><text:soft-page-break/></text:p>
      <text:p text:style-name="P35"><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8">Анон, тебе нужно напихать булыжников в карманы, чтобы не улететь под потолок от счастья!</text:p>
      <text:p text:style-name="P48"/>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
      <text:p text:style-name="P35">Я сидел на бортике бассейна и трогал пальцем ноги воду, когда дверь открылась.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5">Прозрачными были и бортики бассейна.</text:p>
      <text:p text:style-name="P35"/>
      <text:p text:style-name="P35">– Ты бы предупреждала, прежде чем войти, что ли? – просипел я.</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text:p text:style-name="P35">– О, ты уже?</text:p>
      <text:p text:style-name="P35">Аликорница поставила на поднос чашки и плетёнку с бубликами и подошла с ним к тюфяку.</text:p>
      <text:p text:style-name="P48"><text:soft-page-break/>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5">– А зачем ты опустила жалюзи на окно в ванной? Оттуда такой обалден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text:p text:style-name="P35">–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5"/>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5"/>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text:soft-page-break/></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5"/>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text:soft-page-break/>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3"/>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5"/>
      <text:p text:style-name="P48"><text:soft-page-break/><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
      <text:p text:style-name="P35">Селестия виновато закусила губу и отвернулась.</text:p>
      <text:p text:style-name="P35">–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5"/>
      <text:p text:style-name="P35"><text:soft-page-break/>…</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
      <text:p text:style-name="P35">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text:p>
      <text:p text:style-name="P35">Где этот чёртов носок?!</text:p>
      <text:p text:style-name="P35">…</text:p>
      <text:p text:style-name="P35">“… пойми, это эффект лазурного вина…”</text:p>
      <text:p text:style-name="P35">…</text:p>
      <text:p text:style-name="P35">Джинсы узкие, блядь! На мокрое тело хрен натянешь!</text:p>
      <text:p text:style-name="P35">…</text:p>
      <text:p text:style-name="P35">“… ох, я глупая…”</text:p>
      <text:p text:style-name="P35">…</text:p>
      <text:p text:style-name="P35">Так, всё. Шмотки на мне, вроде, ничего не забыл.</text:p>
      <text:p text:style-name="P35"/>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5">– <text:span text:style-name="T1">Норф!.. Эй, Норф! Ты где?..</text:span></text:p>
      <text:p text:style-name="P48"/>
      <text:p text:style-name="P48"><text:soft-page-break/>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9">***</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soft-page-break/>…</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4"/>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text:span><text:soft-page-break/><text:span text:style-name="T27">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4"/>
      <text:p text:style-name="P34">Селестия подошла к фонтанчику, обмакнула в него копыто и провела им по лбу.</text:p>
      <text:p text:style-name="P34">–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
      <text:p text:style-name="P34">Я сделал вид, что не заметил полунамёка в последнем предложении. Выяснять отношения, как и мириться, мне не хотелось.</text:p>
      <text:p text:style-name="P34"/>
      <text:p text:style-name="P34">– Порадовать, к сожалению, нечем. Норфолк Каррус, исчез. Судя по всему, во сне.</text:p>
      <text:p text:style-name="P34">– Норф? О-о-о, нет!</text:p>
      <text:p text:style-name="P34"/>
      <text:p text:style-name="P34">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4">– Мне поговорить с ней?</text:p>
      <text:p text:style-name="P33"><text:soft-page-break/><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
      <text:p text:style-name="P35">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5"/>
      <text:p text:style-name="P35">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text:soft-page-break/>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5"/>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48"/>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5">–<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5"/>
      <text:p text:style-name="P36">***</text:p>
      <text:p text:style-name="P35"/>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oft-page-break/><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5"><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3"/>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4">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5"/>
      <text:p text:style-name="P47">***</text:p>
      <text:p text:style-name="P34"/>
      <text:p text:style-name="P34"><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soft-page-break/>…</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4"><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5">–<text:span text:style-name="T1"> Вот этот подойдёт, </text:span>–<text:span text:style-name="T1"> я ткнул в квадратик на окраине.</text:span></text:p>
      <text:p text:style-name="P35">–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4"/>
      <text:p text:style-name="P34">Я полез в мешочек с деньгами.</text:p>
      <text:p text:style-name="P35">–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4"><text:span text:style-name="T1">Р</text:span>ука наткнулась на пакет.</text:p>
      <text:p text:style-name="P34"/>
      <text:p text:style-name="P35">– ?.. ??. ??? – мэр с отвалившейся челюстью пыталась осмыслить услышанное.</text:p>
      <text:p text:style-name="P35"/>
      <text:p text:style-name="P35">Я вытащил руку из мешочка. На ладони лежал пакет <text:span text:style-name="T1">с </text:span>ча<text:span text:style-name="T1">ем</text:span>.</text:p>
      <text:p text:style-name="P35">“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5"/>
      <text:p text:style-name="P35"><text:soft-page-break/>–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5">– Правда, – улыбнулся <text:span text:style-name="T1">я</text:span>. – <text:span text:style-name="T1">Вам послышалось.</text:span></text:p>
      <text:p text:style-name="P3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5"/>
      <text:p text:style-name="P15"><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5">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5"/>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
      <text:p text:style-name="P35"><text:soft-page-break/>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
      <text:p text:style-name="P35">Так и есть! На крупе кобылки красовались три яблока. Вот только, блин, как её звали-то?</text:p>
      <text:p text:style-name="P35"/>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
      <text:p text:style-name="P35">Блин, опять облажался. Как-то хреново начинается знакомство с Понивиллем.</text:p>
      <text:p text:style-name="P35"/>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text:p text:style-name="P35">– Э-э-э… <text:span text:style-name="T1">Анон</text:span>?</text:p>
      <text:p text:style-name="P35">– Да? – я повернулся обратно.</text:p>
      <text:p text:style-name="P35"/>
      <text:p text:style-name="P35">Поняха водила копытом по прилавку. Надвинутая на лоб шляпа скрывала выражение мордочки. </text:p>
      <text:p text:style-name="P35"/>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text:p text:style-name="P35">– Сколько стоят вот эти? – указал я на пирамидку красных яблок размером с <text:span text:style-name="T1">четверть</text:span> арбуза каждое.</text:p>
      <text:p text:style-name="P35"><text:soft-page-break/>–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text:p text:style-name="P35">– Тебе, сахарок, как гостю города, сделаю скидку. Забирай за шестьдесят. Раньше меньше чем золотой не отдавала.</text:p>
      <text:p text:style-name="P35"/>
      <text:p text:style-name="P35">Расплачиваясь, я спросил:</text:p>
      <text:p text:style-name="P35"><text:soft-page-break/>– Ты, случаем, не знаешь, как <text:span text:style-name="T1">найти Твайлайт Спаркл</text:span>?</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
      <text:p text:style-name="P35">Тут Эпплджек прервалась и что есть силы замахала кому-то:</text:p>
      <text:p text:style-name="P35">– Рэр! Эй! Рэр! Давай к нам!</text:p>
      <text:p text:style-name="P35"/>
      <text:p text:style-name="P35">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узе шмотки.</text:p>
      <text:p text:style-name="P35">– Разница, как если бы тебя вместо огородницы назвали… ммм… <text:s/>реднеком. Пойдёмте, <text:span text:style-name="T1">Анон</text:span>.</text:p>
      <text:p text:style-name="P35"/>
      <text:p text:style-name="P35">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text:soft-page-break/>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5"/>
      <text:p text:style-name="P48">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
      <text:p text:style-name="P35">Единорожка чуть не подпрыгивала <text:span text:style-name="T1">на месте </text:span>от любопытства. Заметив мою отвалившуюся челюсть, она вновь рассмеялась.</text:p>
      <text:p text:style-name="P35"/>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text:soft-page-break/>–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
      <text:p text:style-name="P35">Мы остановились перед деревом.</text:p>
      <text:p text:style-name="P35">Даже не так. </text:p>
      <text:p text:style-name="P35">Мы остановились перед ДЕРЕВОМ!</text:p>
      <text:p text:style-name="P35"/>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
      <text:p text:style-name="P35">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5"/>
      <text:p text:style-name="P48"><text:soft-page-break/>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5">–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5"/>
      <text:p text:style-name="P35">Ёпт! Ещё один Шерлок Холмс на мою голову!</text:p>
      <text:p text:style-name="P35">– Извиняюсь за нескромность, а откуда тебе про меня известно?</text:p>
      <text:p text:style-name="P35"/>
      <text:p text:style-name="P35">Глаза книгоежки сузились, уши прижались к голове.</text:p>
      <text:p text:style-name="P1"><text:span text:style-name="T37">– </text:span><text:span text:style-name="T37">Я… </text:span><text:span text:style-name="T37">э-э-э… м-м-м… П</text:span><text:span text:style-name="T37">ринцесс</text:span><text:span text:style-name="T37">а-</text:span><text:span text:style-name="T37">Селести</text:span><text:span text:style-name="T37">я-назначила-тебя-моим-помощником-утренним-письмом.</text:span><text:span text:style-name="T37"> – </text:span><text:span text:style-name="T37">я едва разбирал скороговорку Твайлайт. – Буду-рада-принять-от-тебя-посильную-помощь-в-исследованиях.-Сначала-мы-будем…</text:span></text:p>
      <text:p text:style-name="P1"><text:span text:style-name="T37">Единорожку прервал </text:span><text:span text:style-name="T37">нарастающий </text:span><text:span text:style-name="T37">свист </text:span><text:span text:style-name="T37">откуда-то снизу</text:span><text:span text:style-name="T37">.</text:span></text:p>
      <text:p text:style-name="P1"><text:span text:style-name="T37">– </text:span><text:span text:style-name="T37">О</text:span><text:span text:style-name="T37">й</text:span><text:span text:style-name="T37">-ёй! </text:span><text:span text:style-name="T37">Совсем забыла про ускоритель! </text:span><text:span text:style-name="T37">Я </text:span><text:span text:style-name="T37">сейчас!</text:span></text:p>
      <text:p text:style-name="P1"><text:span text:style-name="T37">Твайлайт </text:span><text:span text:style-name="T37">метнулась к лестнице в подвал.</text:span></text:p>
      <text:p text:style-name="P35"/>
      <text:p text:style-name="P1"><text:span text:style-name="T37">Я </text:span><text:span text:style-name="T28">присел на лавочку</text:span><text:span text:style-name="T37">. Опять солнцезадая думает за тебя, Анон! Ну вот кто её просит? Ты не ребёнок! </text:span></text:p>
      <text:p text:style-name="P35"/>
      <text:p text:style-name="P1"><text:span text:style-name="T37">Лёгкий шорох привлёк моё внимание. С площадки верхнего яруса библиотеки на меня смотрел </text:span><text:span text:style-name="T37">дракончик. Тот самый, что уже встречался мне на базаре.</text:span></text:p>
      <text:p text:style-name="P35"/>
      <text:p text:style-name="P35"/>
      <text:p text:style-name="P1"><text:span text:style-name="T37">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5"/>
      <text:p text:style-name="P35"/>
      <text:p text:style-name="P35">&lt;Твайлайт врёт о том, что Анон назначен руководителем. Спайк незаметно вручает Анону письмо, где Селестия таки назначает его руководителем&gt;</text:p>
      <text:p text:style-name="P35"/>
      <text:p text:style-name="P35"/>
      <text:p text:style-name="P35"/>
      <text:p text:style-name="P35"/>
      <text:p text:style-name="P35"/>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text:soft-page-break/>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text:span text:style-name="T1">й жизни</text:span>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8">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text:soft-page-break/>гостеприимства вылетели! Поужинаем, а потом обсудим, какие приборы нужны для завершения исследований.</text:p>
      <text:p text:style-name="P48"/>
      <text:p text:style-name="P36">***</text:p>
      <text:p text:style-name="P35"/>
      <text:p text:style-name="P140"><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5"><text:soft-page-break/></text:p>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доем только и иду.</text:p>
      <text:p text:style-name="P59">– Кстати, а что за припадок безумия был у Стар Свирла?</text:p>
      <text:p text:style-name="P59">–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text:soft-page-break/>–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text:soft-page-break/></text:p>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81"/>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text:soft-page-break/>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soft-page-break/>***</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text:soft-page-break/></text:p>
      <text:p text:style-name="P59">Примечание: через месяц волосы Пинки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59">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при виде кексиков истерика случилась с Пинки Пай.</text:p>
      <text:p text:style-name="P59"/>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text:soft-page-break/>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59">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9">К сожалению, Луна запретила Твайлайт дальнейшие изыскания в этой сфере, ч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сожгла кучу оборудования, что обусловило невозможность дальнейших исследований физически.</text:p>
      <text:p text:style-name="P59"/>
      <text:p text:style-name="P48">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text:soft-page-break/>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text:soft-page-break/></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text:soft-page-break/>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text:soft-page-break/>–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9"/>
      <text:p text:style-name="P59">«…Старый Свамбе говорит вам, маленькие иго-го, и вам, взрослые воины Нзака, и вам <text:span text:style-name="T5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text:soft-page-break/>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text:soft-page-break/>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text:soft-page-break/>–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8"><text:soft-page-break/>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text:soft-page-break/>–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text:span text:style-name="T22">В последний раз, когда я </text:span><text:soft-page-break/><text:span text:style-name="T22">им воспользовалась, он выжег пещеру на сотни футов в направлении фокусировки</text:span>.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7"><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9"><text:span text:style-name="T11">– М</text:span>ожет, тогда ты скажешь, что в нём пошло не так и почему к вам попал я, а не сверхаликорн?</text:p>
      <text:p text:style-name="P99"><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5">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5">Уши единорожки опустились в печали.</text:p>
      <text:p text:style-name="P1"><text:span text:style-name="T11">–</text:span> О, мои соболезнования! Друзей терять <text:span text:style-name="T1">тоже</text:span> тяжко.</text:p>
      <text:p text:style-name="P1"><text:soft-page-break/><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text:span><text:span text:style-name="T1">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text:soft-page-break/><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text:s/>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Ну что же, Анон, если тебе повезёт, ты найдёшь тут пару блюд без травы!</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oft-page-break/><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1"/>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text:soft-page-break/>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text:s/>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p>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text:soft-page-break/>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text:soft-page-break/>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1"><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10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text:soft-page-break/>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Мэйнхэттен</text:h>
      <text:p text:style-name="P85"/>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oft-page-break/><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oft-page-break/><text:span text:style-name="T11">– </text:span>Что за…?</text:p>
      <text:p text:style-name="P128">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text:soft-page-break/>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
      <text:p text:style-name="P51">…</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soft-page-break/>***</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text:soft-page-break/>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text:soft-page-break/>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oft-page-break/><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7"/>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text:soft-page-break/></text:p>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text:soft-page-break/>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1">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text:span><text:soft-page-break/><text:span text:style-name="T1">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1"/>
      <text:h text:style-name="Heading_20_2" text:outline-level="2">17. <text:span text:style-name="T1">Деградация</text:span></text:h>
      <text:p text:style-name="P92"/>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text:soft-page-break/>–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у окна и продолжил писать письмо.</text:p>
      <text:p text:style-name="P51"><text:soft-page-break/></text:p>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2">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Не знаю, зачем я перед тобой оправдываюсь? Ладно.</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49"/>
      <text:p text:style-name="Standard"><text:span text:style-name="T20">P.S. Мне тебя не хватает. Сильно.</text:span><text:span text:style-name="T54">»</text:span></text:p>
      <text:p text:style-name="P51"/>
      <text:p text:style-name="P51"><text:soft-page-break/>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 Дэш. – мягко сказал я. – Пегасы держатся в воздухе, не в последнюю очередь, за счёт магии. Одних крыльев ведь недостаточно? Правильно?</text:p>
      <text:p text:style-name="P51"><text:soft-page-break/>–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text:soft-page-break/></text:p>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text:soft-page-break/>Снаружи раздался скрежет. В глубокой ночи, посреди абсолютной тишины, этот тихий размеренный 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text:soft-page-break/></text:p>
      <text:p text:style-name="P51">УУУУУУРРРРРРГГГГХХХХХХХ!!!</text:p>
      <text:p text:style-name="P51"/>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7"/>
      <text:p text:style-name="P51">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text:soft-page-break/></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text:soft-page-break/>–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text:soft-page-break/>–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text:soft-page-break/>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и почесала в затыл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text:soft-page-break/>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у-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text:soft-page-break/>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oft-page-break/><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text:soft-page-break/>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1">матюков мне</text:span> удалось замазать самые большие щели. За тестовый<text:span text:style-name="T61"> </text:span>получасовый заплыв<text:span text:style-name="T61">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8"/>
      <text:p text:style-name="P38">…</text:p>
      <text:p text:style-name="P38"/>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1">Я не давал ей повода!</text:span></text:p>
      <text:p text:style-name="P53">– Это не твоё дело! – рявкнул я.</text:p>
      <text:p text:style-name="P53"><text:soft-page-break/>–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text:span><text:span text:style-name="T61">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3"/>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oft-page-break/><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oft-page-break/><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oft-page-break/><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8"/>
      <text:p text:style-name="P53">«<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text:span><text:soft-page-break/><text:span text:style-name="T24">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oft-page-break/><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3"><text:soft-page-break/><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soft-page-break/>…</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Кобылки</text:span>,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и,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В<text:span text:style-name="T1">еликое Откровение</text:span></text:h>
      <text:p text:style-name="P38"/>
      <text:p text:style-name="P53"><text:soft-page-break/>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далёкую вершину.</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4">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text:soft-page-break/>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8"/>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text:soft-page-break/>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Я киваю ей в ответ. Мне понятно, почему.</text:p>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text:soft-page-break/>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то? Увидел шт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т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oft-page-break/><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oft-page-break/><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text:soft-page-break/>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text:soft-page-break/>В центре круга, образованного Элементами Гармонии, образовался светло-голубой тороид<text:note text:id="ftn16" text:note-class="footnote"><text:note-citation>16</text:note-citation><text:note-body><text:p text:style-name="P144">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oft-page-break/><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oft-page-break/><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oft-page-break/><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oft-page-break/><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oft-page-break/><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text:soft-page-break/>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8"><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oft-page-break/><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2" text:outline-level="2"><text:span text:style-name="T1">22</text:span>. <text:span text:style-name="T1">Лучший</text:span> Гранд Галопин<text:span text:style-name="T1">г</text:span> Гала <text:span text:style-name="T1">в истории</text:span></text:h>
      <text:p text:style-name="P82"/>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8">…</text:p>
      <text:p text:style-name="P38"/>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4">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3">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text:soft-page-break/>–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text:soft-page-break/>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39">***</text:p>
      <text:p text:style-name="P38"/>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text:soft-page-break/>–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text:soft-page-break/>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2"/>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text:soft-page-break/>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text:soft-page-break/>–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text:soft-page-break/>–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text:soft-page-break/>–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8"/>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text:soft-page-break/>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7"/>
      <text:p text:style-name="P53">Я обернулся.</text:p>
      <text:p text:style-name="P53"><text:soft-page-break/>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3"><text:soft-page-break/></text:p>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4"/>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text:soft-page-break/></text:p>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text:soft-page-break/>–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text:soft-page-break/>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text:soft-page-break/>–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0"/>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text:soft-page-break/>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text:soft-page-break/></text:p>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4">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text:soft-page-break/>–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5"><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text:soft-page-break/>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text:soft-page-break/>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3"/>
      <text:p text:style-name="P48">И прежде чем я успел что-либо осмыслить, из дальнего закутка моей души вырвался ответ.</text:p>
      <text:p text:style-name="P93"/>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3"/>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text:soft-page-break/>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text:soft-page-break/>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4">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text:soft-page-break/>«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text:soft-page-break/>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39">~~~~~</text:p>
      <text:p text:style-name="P39"/>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text:soft-page-break/>«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text:soft-page-break/></text:p>
      <text:p text:style-name="P39">~~~~~</text:p>
      <text:p text:style-name="P39"/>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text:soft-page-break/>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text:soft-page-break/>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text:soft-page-break/>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text:soft-page-break/></text:p>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53"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text:soft-page-break/>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text:soft-page-break/>–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8">***</text:p>
      <text:p text:style-name="P57"/>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text:soft-page-break/></text:p>
      <text:p text:style-name="P35">…</text:p>
      <text:p text:style-name="P35"/>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0">…</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p>
      <text:p text:style-name="P90">Конфликт с узлом 17</text:p>
      <text:p text:style-name="P90">…</text:p>
      <text:p text:style-name="P90">…</text:p>
      <text:p text:style-name="P88">Решение.</text:p>
      <text:p text:style-name="P88">…</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text:span><text:soft-page-break/><text:span text:style-name="T1">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4"/>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text:soft-page-break/>–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text:soft-page-break/>–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3"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text:soft-page-break/>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2">– Ты его слишком… эмм, упрощаешь. – продолжала Флаттершай. – Вот, взгляни сюда.</text:p>
      <text:p text:style-name="P102">Флаттершай повернула ко мне экран. Мультяшный Дискорд с полными слёз глазами стоял на ледовом катке перед брошенными коньками.</text:p>
      <text:p text:style-name="P102"><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7">Я с удивлением повернулся к притихшей Флаттершай.</text:p>
      <text:p text:style-name="P107">– А как?</text:p>
      <text:p text:style-name="P107">Девушка обхватила себя руками, как будто от холода. Я еле различал её полушёпот.</text:p>
      <text:p text:style-name="P107">–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2">– А ты в курсе, что твой Дискорд многократно сжигал Селестию живьём? Хороша шутка, обхохочешься! – выпалил я.</text:p>
      <text:p text:style-name="P112">–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2"><text:span text:style-name="T11">– Это всего лишь твои домыслы. С тем же успехом я могу объяснить это тем, что он </text:span>— злой придурок!</text:p>
      <text:p text:style-name="P112">– Это не мои… эмм… домыслы… Он сам мне рассказал…</text:p>
      <text:p text:style-name="P112">Флаттершай встала со стула и попыталась уйти. Я задержал её.</text:p>
      <text:p text:style-name="P112">– Извини. Я не знал. Нам нельзя ссориться.</text:p>
      <text:p text:style-name="P102">Девушка слабо улыбнулась.</text:p>
      <text:p text:style-name="P112">– Я не сержусь… На Дискорда трудно не злиться… Он так себя ведёт, потому что его это… эмм… <text:s/>забавляет.</text:p>
      <text:p text:style-name="P3"/>
      <text:p text:style-name="P131">***</text:p>
      <text:p text:style-name="P129"/>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7"><text:soft-page-break/>– Што ты решил, Анон?</text:p>
      <text:p text:style-name="P97">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text:soft-page-break/></text:p>
      <text:h text:style-name="Heading_20_3" text:outline-level="3">Среда</text:h>
      <text:p text:style-name="P1"/>
      <text:p text:style-name="P90">…</text:p>
      <text:p text:style-name="P90">Конфликт с узлом 2</text:p>
      <text:p text:style-name="P90">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text:soft-page-break/>«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6">***</text:p>
      <text:p text:style-name="P65"/>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text:soft-page-break/>Конфликт с узлом 9</text:p>
      <text:p text:style-name="P90">…</text:p>
      <text:p text:style-name="P90">…</text:p>
      <text:p text:style-name="P90">Конфликт с узлом 11</text:p>
      <text:p text:style-name="P90">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Nash AI <text:span text:style-name="T11">module </text:span>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text:soft-page-break/>–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text:soft-page-break/>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9">…</text:p>
      <text:p text:style-name="P89">…</text:p>
      <text:p text:style-name="P89">Cluster restarting…</text:p>
      <text:p text:style-name="P89">Zookeeper service initiated. Sending heartbeats to all nodes…</text:p>
      <text:p text:style-name="P89"><text:soft-page-break/>Classloader start…</text:p>
      <text:p text:style-name="P89">Loading dictionaries…</text:p>
      <text:p text:style-name="P89"><text:span text:style-name="T11">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text:soft-page-break/>–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text:soft-page-break/></text:p>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8"/>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text:soft-page-break/>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text:soft-page-break/>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3"><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2">– Не нравится мне тут. Чуйка нехорошая…</text:p>
      <text:p text:style-name="P102">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1"><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2">– Привет, Сел.</text:p>
      <text:p text:style-name="P147">Аликорница всполошилась и спрятала <text:span text:style-name="T1">пирожное</text:span> за спину.</text:p>
      <text:p text:style-name="P112">– Ах, это ты, Анон. Какое счастье! Ты снова с нами!</text:p>
      <text:p text:style-name="P112">– Нет, Сел. Это ты с нами. <text:span text:style-name="T1">Я пришёл забрать тебя назад, в Эквестрию. Через четверть часа ты вернёшься домой.</text:span></text:p>
      <text:p text:style-name="P102"><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2"/>
      <text:h text:style-name="P151" text:outline-level="2">2<text:span text:style-name="T1">9</text:span>. Отбытие</text:h>
      <text:p text:style-name="P115"/>
      <text:p text:style-name="P102"><text:span text:style-name="T11">– </text:span>Оп-па! – пробормотала Эпплджек. – Нежданчик!</text:p>
      <text:p text:style-name="P102">Дискорд дурашливо кивнул Эпплджек.</text:p>
      <text:p text:style-name="P112">– И я рад тебя видеть, дорогая Эппл-как-тебя-там! А где моя любимая Флаттершай?</text:p>
      <text:p text:style-name="P112">Окинув взглядом комнату, Дискорд закапризничал:</text:p>
      <text:p text:style-name="P112">– Где же она? Вот вечно вы тормозите, когда надо торопиться!</text:p>
      <text:p text:style-name="P102"><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2">– С кем это вы тут разговариваете?</text:p>
      <text:p text:style-name="P112">В комнату вошла Флаттершай.</text:p>
      <text:p text:style-name="P102"><text:soft-page-break/>Дискорд обернулся на голос и в этот момент я швырнул в него кружкой и бросился к нему через комнату с занесенным над головой стулом.</text:p>
      <text:p text:style-name="P102">Оглушённый драконикус попытался отъехать на кресле в сторону, но я припёр его стулом к стенке.</text:p>
      <text:p text:style-name="P132">– Эй-Джей, Флатти, хватайте комп и на выход! Я с ним разберусь! Не теряйте вре..!</text:p>
      <text:p text:style-name="P132">– ТЫ ИДИО..!!!</text:p>
      <text:p text:style-name="P132">Дискорд <text:s/>заорал одновременно со мной, прикрываясь от меня руками, когда раздался оглушительный</text:p>
      <text:p text:style-name="P132">… </text:p>
      <text:p text:style-name="P134">БАХ!!!</text:p>
      <text:p text:style-name="P135">…</text:p>
      <text:p text:style-name="P13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раконикуса появилось удивлённо-мечтательное выражение и он вырубился.</text:p>
      <text:p text:style-name="P112"/>
      <text:p text:style-name="P112">…</text:p>
      <text:p text:style-name="P112"/>
      <text:p text:style-name="P112">– <text:span text:style-name="T1">А… Анон… Зачем ты напал на Дискорда? </text:span>– <text:span text:style-name="T1">прошептала Флаттершай в шоке.</text:span></text:p>
      <text:p text:style-name="P112"><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2"/>
      <text:p text:style-name="P102">Я раздражённо повернулся к фермерше.</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руке, привязанной к подлокотнику, и покрутил пальцем у виска.</text:p>
      <text:p text:style-name="P102">– Потому што ты напал на него. – пожала плечами Эпплджек. – Я и подумала — тебе виднее. И подсобила маленько.</text:p>
      <text:p text:style-name="P102"/>
      <text:p text:style-name="P102"><text:soft-page-break/>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2"><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2">Я повернулся к выходу. Флаттершай проскочила у меня под локтём и кинулась к драконикусу.</text:p>
      <text:p text:style-name="P122"/>
      <text:p text:style-name="P122"><text:span text:style-name="T11">– Нет! Дискорд </text:span>— не убийца!!!</text:p>
      <text:p text:style-name="P122">С необычной для неё силой Флаттершай вытащила кляп изо рта драконикуса.</text:p>
      <text:p text:style-name="P122"><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7"/>
      <text:p text:style-name="P122">Или драконикус — гениальный актёр, или… ?</text:p>
      <text:p text:style-name="P122"/>
      <text:p text:style-name="P122">Я вернулся к драконикусу и уселся на стул напротив него.</text:p>
      <text:p text:style-name="P122"><text:span text:style-name="T11">– Р</text:span>ассказывай.</text:p>
      <text:p text:style-name="P122">Дискорд немного успокоился.</text:p>
      <text:p text:style-name="P122"><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2"><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2">У драконикуса глаза полезли на лоб.</text:p>
      <text:p text:style-name="P122"><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2"/>
      <text:p text:style-name="P122">Я задумался. Драконикус, похоже, говорил искренне. Но кто тогда всё это время играл с нами, <text:span text:style-name="T26">словно кот с мышью</text:span>?</text:p>
      <text:p text:style-name="P122"><text:span text:style-name="T11">– </text:span>Анон! <text:span text:style-name="T11">– </text:span>крикнула Эпплджек из прихожей. <text:span text:style-name="T11">– </text:span>Я слышу шум за дверью!</text:p>
      <text:p text:style-name="P122">Практически одновременно раздался звонок.</text:p>
      <text:p text:style-name="P125">– ОТКРОЙТЕ, ПОЛИЦИЯ! Вам даётся полминуты, чтобы открыть дверь! Через тридцать секунд дверь будет выбита!</text:p>
      <text:p text:style-name="P125"/>
      <text:p text:style-name="P125"><text:soft-page-break/>Эпплджек ошалело выскочила из прихожей. Несколько мгновений я молча смотрел на неё. В голове свистел ветер и играла дудочка.</text:p>
      <text:p text:style-name="P125">– На крышу, живо!!! Через окно на кухне! – зашипел Дискорд.</text:p>
      <text:p text:style-name="P125">– Что? – ступил я.</text:p>
      <text:p text:style-name="P122"><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5"/>
      <text:p text:style-name="P125">Эпплджек, с ноутбуком в одной руке и Флаттершай — во второй, кинулась на кухню.</text:p>
      <text:p text:style-name="P122">Дверь содрогнулась от мощного удара. Послышался стук падающей штукатурки. Я сломя голову бросился за девушками.</text:p>
      <text:p text:style-name="P122">– Развяжи меня, кретин!!! – гаркнул вдогонку Дискорд.</text:p>
      <text:p text:style-name="P122">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2">– Давай на крышу! Я догоню! – рявкнул он, освобождая вторую руку.</text:p>
      <text:p text:style-name="P122">От второго удара дверная коробка крякнула и наполовину въехала в коридор.</text:p>
      <text:p text:style-name="P122">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2">Верёвка в кухонном окне дёргалась под весом карабкающихся девушек. Я словил её и стал на подоконник.</text:p>
      <text:p text:style-name="P122"/>
      <text:p text:style-name="P122">Блё-о-о!</text:p>
      <text:p text:style-name="P122"/>
      <text:p text:style-name="P122">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2">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2"/>
      <text:p text:style-name="P122">Я задрал голову.</text:p>
      <text:p text:style-name="P122">О! Так уже легче! Надо мной всего лишь два этажа. Десять метров верёвки. Если не смотреть вниз, то…</text:p>
      <text:p text:style-name="P122"/>
      <text:p text:style-name="P124">«…<text:span text:style-name="T26">Будь храбр. Будь стоек. Будь силён. Что бы ни случилось, помни: Эквестрия с тобой. Эквестрия в тебе. Навсегда. И всегда…»</text:span></text:p>
      <text:p text:style-name="P126"/>
      <text:p text:style-name="P122">Я вытер ладони о штаны, ухватил канат и сделал шаг вперёд…</text:p>
      <text:p text:style-name="P122"/>
      <text:p text:style-name="P122">…</text:p>
      <text:p text:style-name="P122"/>
      <text:p text:style-name="P122">Святые яйца, Анон, ты действительно сделал ЭТО!</text:p>
      <text:p text:style-name="P122"><text:soft-page-break/></text:p>
      <text:p text:style-name="P122">…</text:p>
      <text:p text:style-name="P122"/>
      <text:p text:style-name="P122">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2">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2">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2">Я успел сократить расстояние до Эпплджек наполовину, когда девушки нашли решение.</text:p>
      <text:p text:style-name="P12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2">Селестия милосердная!!!</text:p>
      <text:p text:style-name="P122">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2">Я выдохнул.</text:p>
      <text:p text:style-name="P122">Флаттершай появилась над бортиком и свесила вниз руку. Эпплджек вытянулась и протянула ей ноутбук одной рукой.</text:p>
      <text:p text:style-name="P122">НЕТ! У них не получилось!</text:p>
      <text:p text:style-name="P122">У меня враз вспотели ладони. Держаться на верёвке стало чертовски трудно.</text:p>
      <text:p text:style-name="P122">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2">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2">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2">К счастью, фермерша не разжала ног.</text:p>
      <text:p text:style-name="P122">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2">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2"><text:soft-page-break/></text:p>
      <text:p text:style-name="P122">Бляблябляблябля!!! ДА НУ ЕГО НАХУЙ — ТАКОЙ АЛЬПИНИЗМ!!!</text:p>
      <text:p text:style-name="P122">БЛЯ!!!…</text:p>
      <text:p text:style-name="P122">Верёвка закончилась. Наконец-то у меня появилось время для паники. Я судорожно обнял Эпплджек, закрыл глаза и приготовился…</text:p>
      <text:p text:style-name="P122"/>
      <text:p text:style-name="P122">…</text:p>
      <text:p text:style-name="P122"/>
      <text:p text:style-name="P122">Захват поперёк груди и сильный рывок выдавили из меня остатки дыхания.</text:p>
      <text:p text:style-name="P122">– ОТПУСТИ КОБЫЛУ!!! – загрохотало мне в ухо.</text:p>
      <text:p text:style-name="P122">Я открыл глаза.</text:p>
      <text:p text:style-name="P122">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2">Я чуть поднял глаза и уставился в кривую морду драконикуса.</text:p>
      <text:p text:style-name="P122">– Отпусти Эпплджек. Я её держу. – повторил Дискорд. – Мне сбалансироваться надо. Вы не такие уж и лёгкие.</text:p>
      <text:p text:style-name="P122">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2">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2"/>
      <text:p text:style-name="P122">…</text:p>
      <text:p text:style-name="P122"/>
      <text:p text:style-name="P122">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2">– Эмм… Флатти, дорогая, нам пора. Я слышу шаги на лестнице. Не говоря уже о том, что до закрытия коридора осталось семь минут…</text:p>
      <text:p text:style-name="P122"/>
      <text:p text:style-name="P122">…</text:p>
      <text:p text:style-name="P122"/>
      <text:p text:style-name="P122">На длинной шее драконикуса разместились Эпплджек и Флаттершай. Я, для сохранения баланса, разместился ближе к хвосту.</text:p>
      <text:p text:style-name="P122">Дискорд расправил крылья и начал короткую пробежку к краю.</text:p>
      <text:p text:style-name="P122"><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2"/>
      <text:p text:style-name="P122">…ограда края крыши промелькнула под нами…</text:p>
      <text:p text:style-name="P127"/>
      <text:p text:style-name="P122"><text:span text:style-name="T11">– …</text:span>собственно, держаться в воздухе дольше у меня не хватит магии.</text:p>
      <text:p text:style-name="P122"><text:soft-page-break/></text:p>
      <text:p text:style-name="P122">Мы летели навстречу закату.</text:p>
      <text:p text:style-name="P122"/>
      <text:p text:style-name="P122">…</text:p>
      <text:p text:style-name="P122"/>
      <text:p text:style-name="P122">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2"><text:span text:style-name="T11">– </text:span>Ю-ху-у-у!!!</text:p>
      <text:p text:style-name="P122">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2">Перед нами увеличивалась громада моей высотки.</text:p>
      <text:p text:style-name="P122">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2">– Пристегните ремни! – проревел Дискорд, резко ускоряясь. – Будет весело!!!</text:p>
      <text:p text:style-name="P122">Эпплджек покрепче прижала к себе ноутбук. Флаттершай прижалась к шее Дискорда, отвернулась и закрыла глаза.</text:p>
      <text:p text:style-name="P122">– ВНИМАНИЕ!!! – заорал Дискорд, сложил крылья и влетел в коридор.</text:p>
      <text:p text:style-name="P122"/>
      <text:p text:style-name="P123">***</text:p>
      <text:p text:style-name="P122"/>
      <text:p text:style-name="P122">Бля!!!</text:p>
      <text:h text:style-name="Heading_20_2" text:outline-level="2"/>
      <text:h text:style-name="Heading_20_2" text:outline-level="2"><text:span text:style-name="T1">30</text:span>. Разговор за столиком в <text:span text:style-name="T1">ночи</text:span></text:h>
      <text:p text:style-name="P136"/>
      <text:p text:style-name="P138">Мы почти успели.</text:p>
      <text:p text:style-name="P133">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3">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3">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3">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3">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3"><text:soft-page-break/>«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3">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3"/>
      <text:p text:style-name="P133">ХА-ХА-ХА!</text:p>
      <text:p text:style-name="P133"/>
      <text:p text:style-name="P133">Прямо как сейчас. Как говорится, найди десять отличий.</text:p>
      <text:p text:style-name="P133">Вот только… Только Дэш была бы жива…</text:p>
      <text:p text:style-name="P137">Я тяжело вздохнул.</text:p>
      <text:p text:style-name="P137"/>
      <text:p text:style-name="P137">…</text:p>
      <text:p text:style-name="P137"/>
      <text:p text:style-name="P137"><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7">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3">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5">–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text:soft-page-break/>– Вполне. – <text:span text:style-name="T1">кивнул я.</text:span></text:p>
      <text:p text:style-name="P35">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5"/>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1"><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text:soft-page-break/>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2"><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4">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2">Я запротестовал.</text:p>
      <text:p text:style-name="P104">– В Эквестрии не двигают солнце! Аликорны лишь корректируют орбиту Эквуса и луны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2">Демиург снова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4">–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4">Анакорн только развёл копытами.</text:p>
      <text:p text:style-name="P104">– Не знаю. Может, ему фунты и ярды больше нравятся.</text:p>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102">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4"/>
      <text:p text:style-name="P102"><text:soft-page-break/>–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26">. Ко мне наконец-то пришло понимание ситуации.</text:span></text:p>
      <text:p text:style-name="P107">–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6">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6">–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
      <text:p text:style-name="P102">Анакорн прижал одним копытом центр карандаша к столу и ударил по его кончику другим. Карандаш стал вертеться своеобразной юлой.</text:p>
      <text:p text:style-name="P102"/>
      <text:p text:style-name="P102">–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2">Я вспомнил события последнего времени моей родины<text:span text:style-name="T11">.</text:span></text:p>
      <text:p text:style-name="P102">–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2">Анакорн с такой силой надавил копытом на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2"><text:soft-page-break/>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2"><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7">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7"/>
      <text:p text:style-name="P107">Я истерически расхохотался.</text:p>
      <text:p text:style-name="P107">–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7">Спустив пар, я скептически хмыкнул.</text:p>
      <text:p text:style-name="P107">– Да и как их корректировать, эти недочёты? Сказать: «Повелеваю быть сему»?</text:p>
      <text:p text:style-name="P107">Анакорн поправил невесть откуда взявшиеся на переносице очки и ответил.</text:p>
      <text:p text:style-name="P102"><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7">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7">– А кьютимарки ты сам даришь пони, когда распознаёшь их жизненное предназначение!!! – так же азартно заорал я.</text:p>
      <text:p text:style-name="P107">–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7">Я пожал плечами.</text:p>
      <text:p text:style-name="P107">– А по-другому я не могу объяснить их появление. К сожалению.</text:p>
      <text:p text:style-name="P107"><text:soft-page-break/>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7">– Хорошо. Уговорил. Кьютимарки беру на себя. Так и знал, что мне самое трудное достанется!</text:p>
      <text:p text:style-name="P10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на меня смотреть! Если я стану применять магию вместо ловкости, теряется весь смысл упражнения… О, глянь-ка на Эквус!</text:p>
      <text:p text:style-name="P107">И впрямь, было на что посмотреть. Уровень помех на голограмме снизился на порядок и сама она стала светиться ровным голубоватым светом.</text:p>
      <text:p text:style-name="P107">–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7">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7">– Почему бы не сделать главной каноническую Эквестрию? Ту, что описана в мультике?</text:p>
      <text:p text:style-name="P107">–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8"/>
      <text:p text:style-name="P107">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8"/>
      <text:p text:style-name="P107">Анакорн аж подпрыгнул на месте от восторга и стал мне аплодировать.</text:p>
      <text:p text:style-name="P108"/>
      <text:p text:style-name="P107"><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text:span><text:soft-page-break/><text:span text:style-name="T51">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8"/>
      <text:p text:style-name="P108">Я подозрительно посмотрел на Анакорна.</text:p>
      <text:p text:style-name="P108"/>
      <text:p text:style-name="P107"><text:span text:style-name="T18">– </text:span><text:span text:style-name="T51">Какой ещё, нафиг, «мой фанфик»? Я никакого фанфика не писал. И не собираюсь.</text:span></text:p>
      <text:p text:style-name="P108">Анакорн ехидно ухмыльнулся и сделал мне «глазки».</text:p>
      <text:p text:style-name="P107"><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7"><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7"><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7">…</text:p>
      <text:p text:style-name="P107">Факн щит<text:note text:id="ftn21" text:note-class="footnote"><text:note-citation>21</text:note-citation><text:note-body><text:p text:style-name="P143">Fucking shit <text:span text:style-name="T2">–</text:span> <text:span text:style-name="T1">ёбаное дерьмо</text:span></text:p></text:note-body></text:note>!..</text:p>
      <text:p text:style-name="P107">…</text:p>
      <text:p text:style-name="P107">Ну а что мне остаётся? Я фейспамнул.</text:p>
      <text:p text:style-name="P107"/>
      <text:p text:style-name="P107"><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7">Анакорн насупился и спрятал карандаш в гриву.</text:p>
      <text:p text:style-name="P107"><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7"/>
      <text:p text:style-name="P107">Вот тебе и помахала Эквестрия ручкой, Анон!</text:p>
      <text:p text:style-name="P107"/>
      <text:p text:style-name="P10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7"><text:soft-page-break/>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6"/>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2">–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text:soft-page-break/></text:p>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7"/>
      <text:p text:style-name="P107">– Верни Дэш!!!</text:p>
      <text:p text:style-name="P107"/>
      <text:p text:style-name="P107">Копыта Анакорна разъехались и он впечатался мордой в стол.</text:p>
      <text:p text:style-name="P107">– Э-э-э… м-м-м… ну-у-у… Перо мне в зад!.. Нельзя сказать, что это совсем невыполнимо… Но, прямо скажу, задачка не для студента!</text:p>
      <text:p text:style-name="P107">Глаза демиурга бегали, как у застуканного в трамвае безбилетника.</text:p>
      <text:p text:style-name="P107">– А ты студент?</text:p>
      <text:p text:style-name="P107">–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7">– Другое просить не будешь? – сухо переспросил Анакорн. – Учти, время уходит. То, что я вижу в качестве решения, мне не нравится.</text:p>
      <text:p text:style-name="P107">– Нет! – отрезал я.</text:p>
      <text:p text:style-name="P10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7">– Что? Ты о чём?</text:p>
      <text:p text:style-name="P107">–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7">Есть только маленькая проблемка…</text:p>
      <text:p text:style-name="P107"/>
      <text:p text:style-name="P107">Анакорн скривился и отвёл глаза.</text:p>
      <text:p text:style-name="P107">– Какая?</text:p>
      <text:p text:style-name="P107">–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7">Я вздохнул. Слишком много философии на мою голову!</text:p>
      <text:p text:style-name="P107">– Делай, как я сказал! А я сделаю своё.</text:p>
      <text:p text:style-name="P107"/>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13"><text:soft-page-break/>~~~</text:p>
      <text:p text:style-name="P108"/>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стояла передо мной в сияющем ореоле гривы. Потом она нерешительно сделала шаг навстречу.</text:p>
      <text:p text:style-name="P108">–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8">Я устало рассмеялся.</text:p>
      <text:p text:style-name="P108">– Сел, я завязал с конеёбством. Извини.</text:p>
      <text:p text:style-name="P108">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8">– В другое время, в другом месте, Анон! В другое время, в другом месте!</text:p>
      <text:p text:style-name="P108"/>
      <text:p text:style-name="P111">~~~</text:p>
      <text:p text:style-name="P111"/>
      <text:p text:style-name="P37"><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5">Тёмная аликорница тяжело вздохнула.</text:p>
      <text:p text:style-name="P105">–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5">– Я был бы рад. Мне жаль, что из-за меня погиб твой особенный пони.</text:p>
      <text:p text:style-name="P105">Луна горько вздохнула.</text:p>
      <text:p text:style-name="P105">–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5">Аликорница подняла копыто и прижала его к моей груди.</text:p>
      <text:p text:style-name="P105">–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2"/>
      <text:p text:style-name="P111">~~~</text:p>
      <text:p text:style-name="P112"/>
      <text:p text:style-name="P105">– Думал от меня в другой реальности спрятаться, Проводничёк?!</text:p>
      <text:p text:style-name="P105"><text:soft-page-break/>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Так что, Проводничёк, мы ещё встретимся! В другое время и в другом месте! Жди! В другое время, в другом месте!!!</text:p>
      <text:p text:style-name="P109"/>
      <text:p text:style-name="P110">~~~</text:p>
      <text:p text:style-name="P102"/>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Что-то я такого не помню совсем. А ты как?</text:p>
      <text:p text:style-name="P101"><text:span text:style-name="T30">– Я в порядке. Вот, возвращаюсь </text:span>в свой мир. Ну, не совсем <text:span text:style-name="T1">в свой</text:span>. Почти.</text:p>
      <text:p text:style-name="P101"><text:span text:style-name="T1">–</text:span> Навсегда? <text:span text:style-name="T1">Ты не вернёшься?</text:span></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2">В голосе пегаски слышались слёзы.</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1"><text:span text:style-name="T1">–</text:span> И тебя, и Твайлайт, и <text:span text:style-name="T1">Пинки</text:span>, и <text:span text:style-name="T1">Эпплджек</text:span>, и всех-всех-всех… Таковы правила.</text:p>
      <text:p text:style-name="P101"><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1">Я опустил руку на шею <text:span text:style-name="T1">пегаски</text:span> и ощутил теплоту и лёгкое покалывание в пустоте.</text:p>
      <text:p text:style-name="P101"><text:soft-page-break/><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1"><text:span text:style-name="T1">–</text:span> И лучше рано, чем поздно! Я не люблю <text:span text:style-name="T1">долго </text:span>ждать!</text:p>
      <text:p text:style-name="P101"><text:span text:style-name="T1">–</text:span> Да, Дэш. <text:span text:style-name="T1">–</text:span> её образ начал таять. <text:span text:style-name="T1">–</text:span> Да, я помню.</text:p>
      <text:p text:style-name="P101"/>
      <text:p text:style-name="P101">Я всё ещё помню…</text:p>
      <text:p text:style-name="P53"/>
      <text:h text:style-name="Heading_20_2" text:outline-level="2">Эпилог. Земля</text:h>
      <text:p text:style-name="P114"/>
      <text:p text:style-name="P120">Звон будильника чуть не проломил башку. Я открыл глаза. </text:p>
      <text:p text:style-name="P120"/>
      <text:p text:style-name="P121"><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8"/>
      <text:p text:style-name="P120"><text:span text:style-name="T1">Я нашарил ногами тапки и пошёл в ванную. Проходя мимо стола, зацепился взглядом за</text:span> эскиз <text:span text:style-name="T1">рисунка</text:span>.</text:p>
      <text:p text:style-name="P120"/>
      <text:p text:style-name="P12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8"/>
      <text:p text:style-name="P116">Для того, чтобы выдавить остатки пасты на щётку, пришлось затратить серьёзные усилия.</text:p>
      <text:p text:style-name="P116"/>
      <text:p text:style-name="P117">Ага, и купить туалетной бумаги. Иначе уже вечером придётся использовать рекламки, что кидают в почтовый ящик. А они, блин, глянцевые!</text:p>
      <text:p text:style-name="P117"/>
      <text:p text:style-name="P119">Мысли вернулись к фантазии.</text:p>
      <text:p text:style-name="P119"/>
      <text:p text:style-name="P117">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7"/>
      <text:p text:style-name="P116">Попытка притронуться щёткой к зубу вызвала ноющую боль. </text:p>
      <text:p text:style-name="P116"/>
      <text:p text:style-name="P118">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8"/>
      <text:p text:style-name="P116">Доставая из стола ключи от машины, опять наткнулся взглядом на эскиз.</text:p>
      <text:p text:style-name="P116"/>
      <text:p text:style-name="P118"><text:soft-page-break/>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8">А вот, кстати… А почему бы и нет? Хорошее ведь название? И интригующее — сразу сесть за клавиатуру захотелось.</text:p>
      <text:p text:style-name="P118"/>
      <text:p text:style-name="P118">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2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11-23T01:03:16.24</dc:date>
    <meta:editing-duration>P153DT9H24M27S</meta:editing-duration>
    <meta:editing-cycles>9746</meta:editing-cycles>
    <meta:generator>OpenOffice/4.1.1$Win32 OpenOffice.org_project/411m6$Build-9775</meta:generator>
    <meta:printed-by>макс </meta:printed-by>
    <meta:print-date>2017-08-23T21:51:29.95</meta:print-date>
    <meta:document-statistic meta:table-count="0" meta:image-count="0" meta:object-count="0" meta:page-count="250" meta:paragraph-count="4868" meta:word-count="107327" meta:character-count="682445"/>
    <dc:creator>макс </dc:creator>
  </office:meta>
</office:document-meta>
</file>